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900000041ADDF0E5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684cm" svg:height="18.252cm" svg:x="1.097cm" svg:y="1.889cm">
          <draw:image xlink:href="Pictures/10000000000006900000041ADDF0E59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York</meta:initial-creator>
    <meta:creation-date>2018-09-06T17:57:34.14</meta:creation-date>
    <dc:date>2018-09-06T17:58:35.52</dc:date>
    <dc:creator>David York</dc:creator>
    <meta:editing-duration>PT1M1S</meta:editing-duration>
    <meta:editing-cycles>1</meta:editing-cycles>
    <meta:document-statistic meta:object-count="1"/>
    <meta:generator>OpenOffice/4.1.5$Win32 OpenOffice.org_project/415m1$Build-9789</meta:generator>
  </office:meta>
</office:document-meta>
</file>